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8893d" officeooo:paragraph-rsid="0018893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weight="normal" officeooo:rsid="002401fb" officeooo:paragraph-rsid="002401fb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6pt" fo:font-weight="normal" officeooo:rsid="001910e0" officeooo:paragraph-rsid="001910e0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9672d" officeooo:paragraph-rsid="0019672d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b54d1" officeooo:paragraph-rsid="001b54d1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officeooo:paragraph-rsid="001ba513" style:font-size-asian="16pt" style:font-size-complex="16pt"/>
    </style:style>
    <style:style style:name="P7" style:family="paragraph" style:parent-style-name="Standard">
      <style:text-properties fo:font-size="16pt" officeooo:rsid="001c7e8e" officeooo:paragraph-rsid="001c7e8e" style:font-size-asian="16pt" style:font-size-complex="16pt"/>
    </style:style>
    <style:style style:name="P8" style:family="paragraph" style:parent-style-name="Standard">
      <style:text-properties fo:color="#000000" fo:font-size="16pt" officeooo:rsid="00223957" officeooo:paragraph-rsid="00223957" style:font-size-asian="16pt" style:font-size-complex="16pt"/>
    </style:style>
    <style:style style:name="P9" style:family="paragraph" style:parent-style-name="Standard">
      <style:text-properties fo:color="#000000" fo:font-size="14pt" fo:font-weight="normal" officeooo:rsid="0027fcad" officeooo:paragraph-rsid="0027fcad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color="#000000" fo:font-size="14pt" fo:font-weight="normal" officeooo:rsid="002c966a" officeooo:paragraph-rsid="002c966a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color="#000000" fo:font-size="14pt" fo:font-weight="normal" officeooo:rsid="002e177e" officeooo:paragraph-rsid="002e177e" style:font-size-asian="12.25pt" style:font-weight-asian="normal" style:font-size-complex="14pt" style:font-weight-complex="normal"/>
    </style:style>
    <style:style style:name="T1" style:family="text">
      <style:text-properties officeooo:rsid="0019672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a513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fo:color="#c9211e" fo:font-weight="normal" style:font-weight-asian="normal" style:font-weight-complex="normal"/>
    </style:style>
    <style:style style:name="T6" style:family="text">
      <style:text-properties fo:color="#c9211e" fo:font-weight="normal" officeooo:rsid="001ba513" style:font-weight-asian="normal" style:font-weight-complex="normal"/>
    </style:style>
    <style:style style:name="T7" style:family="text">
      <style:text-properties fo:color="#c9211e" fo:font-weight="normal" fo:background-color="transparent" loext:char-shading-value="0" style:font-weight-asian="normal" style:font-weight-complex="normal"/>
    </style:style>
    <style:style style:name="T8" style:family="text">
      <style:text-properties fo:color="#c9211e" officeooo:rsid="00207a35"/>
    </style:style>
    <style:style style:name="T9" style:family="text">
      <style:text-properties fo:color="#c9211e" officeooo:rsid="00250529"/>
    </style:style>
    <style:style style:name="T10" style:family="text">
      <style:text-properties fo:color="#c9211e" officeooo:rsid="002656fe"/>
    </style:style>
    <style:style style:name="T11" style:family="text">
      <style:text-properties fo:color="#c9211e" officeooo:rsid="002ac734"/>
    </style:style>
    <style:style style:name="T12" style:family="text">
      <style:text-properties fo:color="#c9211e" officeooo:rsid="002e43f8"/>
    </style:style>
    <style:style style:name="T13" style:family="text">
      <style:text-properties officeooo:rsid="00250529"/>
    </style:style>
    <style:style style:name="T14" style:family="text">
      <style:text-properties officeooo:rsid="002656fe"/>
    </style:style>
    <style:style style:name="T15" style:family="text">
      <style:text-properties officeooo:rsid="002ac734"/>
    </style:style>
    <style:style style:name="T16" style:family="text">
      <style:text-properties officeooo:rsid="002d12be"/>
    </style:style>
    <style:style style:name="T17" style:family="text">
      <style:text-properties officeooo:rsid="002e43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GitHub Command List</text:p>
      <text:p text:style-name="P1"/>
      <text:p text:style-name="P3">1. <text:span text:style-name="T1">git clone repo name // </text:span><text:span text:style-name="T8">server to local data copy repo</text:span></text:p>
      <text:p text:style-name="P4">2. git add . // <text:span text:style-name="T4">all file add</text:span></text:p>
      <text:p text:style-name="P4">3. git add index.html // <text:span text:style-name="T4">single file add</text:span></text:p>
      <text:p text:style-name="P5">4. git status // <text:span text:style-name="T4">check repo status</text:span></text:p>
      <text:p text:style-name="P6"><text:span text:style-name="T3">5. git commit -m "first commit" // </text:span><text:span text:style-name="T6">add data repo local to server</text:span></text:p>
      <text:p text:style-name="P7"><text:span text:style-name="T3">6. </text:span><text:span text:style-name="T2">git push // </text:span><text:span text:style-name="T5">save data repo local to server</text:span></text:p>
      <text:p text:style-name="P8"><text:span text:style-name="T2">7. git pull // </text:span><text:span text:style-name="T7">other people save data fatch local repo</text:span></text:p>
      <text:p text:style-name="P2">8. git fetch -p origin // list all branch in github</text:p>
      <text:p text:style-name="P2">9.git branch -u origin/test-branch<text:span text:style-name="T13">(new branch name) // </text:span><text:span text:style-name="T9">main branch </text:span><text:span text:style-name="T10">to change branch name</text:span></text:p>
      <text:p text:style-name="P9"><text:span text:style-name="T14">1</text:span>0. git push --set-upstream origin test-branch // <text:span text:style-name="T11">main branch to </text:span><text:span text:style-name="T4">new branch set local repo</text:span></text:p>
      <text:p text:style-name="P10">11. git checkout main<text:span text:style-name="T16">(master branch name)</text:span> //<text:span text:style-name="T4">other branch to main branch</text:span></text:p>
      <text:p text:style-name="P11">12.git pull origin test-branch // <text:span text:style-name="T12">other brach to main branch fetch data server to local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8T10:13:57.070015369</meta:creation-date>
    <dc:date>2024-10-08T12:00:41.014759329</dc:date>
    <meta:editing-duration>PT1H46M38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38" meta:character-count="732" meta:non-whitespace-character-count="603"/>
  </office:meta>
</office:document-meta>
</file>